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-complex="Calibri" fo:font-size="12pt" style:font-size-asian="12pt" style:font-size-complex="12pt"/>
    </style:style>
    <style:style style:name="P2" style:parent-style-name="Normal" style:family="paragraph">
      <style:text-properties style:font-name-complex="Calibri" fo:font-size="12pt" style:font-size-asian="12pt" style:font-size-complex="12pt"/>
    </style:style>
    <style:style style:name="P3" style:parent-style-name="Normal" style:family="paragraph">
      <style:text-properties style:font-name-complex="Calibri" fo:font-size="12pt" style:font-size-asian="12pt" style:font-size-complex="12pt"/>
    </style:style>
    <style:style style:name="P4" style:parent-style-name="Normal" style:family="paragraph">
      <style:text-properties style:font-name-complex="Calibri" fo:font-size="12pt" style:font-size-asian="12pt" style:font-size-complex="12pt"/>
    </style:style>
    <style:style style:name="T5" style:parent-style-name="DefaultParagraphFont" style:family="text">
      <style:text-properties style:font-name-complex="Calibri" fo:font-size="12pt" style:font-size-asian="12pt" style:font-size-complex="12pt"/>
    </style:style>
  </office:automatic-styles>
  <office:body>
    <office:text text:use-soft-page-breaks="true">
      <text:p text:style-name="P1">Documentatie MIPS</text:p>
      <text:p text:style-name="P2">Am facut un program care a facut suma numerelor pare dintr-un sir cu 7 elemente.</text:p>
      <text:p text:style-name="P3">Toate componentele proiectului sunt functionale dupa cum se poate observa si din tabelul cu trasarea executiei.</text:p>
      <text:p text:style-name="P4">Am testat pe placuta proprie acasa.</text:p>
      <text:p text:style-name="Normal"><text:span text:style-name="T5">Am ales ANDI <text:s/>care face and intre un regsitru si o valoare imediata; XOR;ORI care fac ori intre un registru si o valoare imediata si ADDU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dro Ruxandra</meta:initial-creator>
    <dc:creator>Andro Ruxandra</dc:creator>
    <meta:creation-date>2023-04-30T20:01:00Z</meta:creation-date>
    <dc:date>2023-04-30T20:10:00Z</dc:date>
    <meta:template xlink:href="Normal.dotm" xlink:type="simple"/>
    <meta:editing-cycles>1</meta:editing-cycles>
    <meta:editing-duration>PT540S</meta:editing-duration>
    <meta:document-statistic meta:page-count="1" meta:paragraph-count="1" meta:word-count="57" meta:character-count="385" meta:row-count="2" meta:non-whitespace-character-count="329"/>
  </office:meta>
</office:document-meta>
</file>